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heads_20_1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808080" draw:marker-end-width="0.2cm" draw:textarea-horizontal-align="justify" draw:textarea-vertical-align="middle" draw:auto-grow-height="false"/>
    </style:style>
    <style:style style:name="gr10" style:family="graphic" style:parent-style-name="standard">
      <style:graphic-properties svg:stroke-color="#808080" draw:marker-end="Arrowheads_20_2" draw:marker-end-width="0.2cm" draw:textarea-horizontal-align="center" draw:textarea-vertical-align="middle"/>
    </style:style>
    <style:style style:name="gr11" style:family="graphic" style:parent-style-name="standard">
      <style:graphic-properties svg:stroke-color="#808080" draw:marker-end="Arrow" draw:marker-end-width="0.2cm" draw:textarea-horizontal-align="center" draw:textarea-vertical-align="middle"/>
    </style:style>
    <style:style style:name="gr12" style:family="graphic" style:parent-style-name="standard">
      <style:graphic-properties draw:stroke="none" draw:fill="none" fo:min-height="0.557cm"/>
    </style:style>
    <style:style style:name="gr13" style:family="graphic" style:parent-style-name="standard">
      <style:graphic-properties draw:stroke="none" svg:stroke-color="#000000" draw:fill="none" draw:fill-color="#ffffff" fo:min-height="3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4bd5e" draw:textarea-horizontal-align="center" draw:textarea-vertical-align="middle"/>
    </style:style>
    <style:style style:name="gr18" style:family="graphic" style:parent-style-name="standard">
      <style:graphic-properties draw:fill="solid" draw:fill-color="#94bd5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paragraph-properties fo:text-align="center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8cm" svg:x="3.55cm" svg:y="10cm">
          <text:p text:style-name="P1">BOS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05cm" svg:y1="8cm" svg:x2="9.05cm" svg:y2="7cm">
          <text:p/>
        </draw:line>
        <draw:line draw:style-name="gr2" draw:text-style-name="P1" draw:layer="layout" svg:x1="16.25cm" svg:y1="10.55cm" svg:x2="18.5cm" svg:y2="10.55cm">
          <text:p/>
        </draw:line>
        <draw:g>
          <draw:g>
            <draw:custom-shape draw:style-name="gr3" draw:text-style-name="P1" draw:layer="layout" svg:width="1.5cm" svg:height="0.346cm" svg:x="7.55cm" svg:y="12.05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1" draw:layer="layout" svg:width="0.116cm" svg:height="0.346cm" svg:x="8.819cm" svg:y="12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741cm" svg:y="12.05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72cm" svg:y="12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03cm" svg:y="12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542cm" svg:y="12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464cm" svg:y="12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95cm" svg:y="12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26cm" svg:y="12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265cm" svg:y="12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196cm" svg:y="12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118cm" svg:y="12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3" draw:text-style-name="P1" draw:layer="layout" svg:width="1.5cm" svg:height="0.346cm" svg:x="7.55cm" svg:y="12.55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1" draw:layer="layout" svg:width="0.116cm" svg:height="0.346cm" svg:x="8.819cm" svg:y="12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741cm" svg:y="12.55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72cm" svg:y="12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03cm" svg:y="12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542cm" svg:y="12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464cm" svg:y="12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95cm" svg:y="12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26cm" svg:y="12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265cm" svg:y="12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196cm" svg:y="12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118cm" svg:y="12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3" draw:text-style-name="P1" draw:layer="layout" svg:width="1.5cm" svg:height="0.346cm" svg:x="7.55cm" svg:y="13.05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1" draw:layer="layout" svg:width="0.116cm" svg:height="0.346cm" svg:x="8.819cm" svg:y="13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741cm" svg:y="13.05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72cm" svg:y="13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03cm" svg:y="13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542cm" svg:y="13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464cm" svg:y="13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95cm" svg:y="13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26cm" svg:y="13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265cm" svg:y="13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196cm" svg:y="13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118cm" svg:y="13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3" draw:text-style-name="P1" draw:layer="layout" svg:width="1.5cm" svg:height="0.346cm" svg:x="7.55cm" svg:y="13.55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1" draw:layer="layout" svg:width="0.116cm" svg:height="0.346cm" svg:x="8.819cm" svg:y="13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741cm" svg:y="13.55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72cm" svg:y="13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03cm" svg:y="13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542cm" svg:y="13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464cm" svg:y="13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95cm" svg:y="13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26cm" svg:y="13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265cm" svg:y="13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196cm" svg:y="13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118cm" svg:y="13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3" draw:text-style-name="P1" draw:layer="layout" svg:width="1.5cm" svg:height="0.346cm" svg:x="7.55cm" svg:y="14.05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1" draw:layer="layout" svg:width="0.116cm" svg:height="0.346cm" svg:x="8.819cm" svg:y="14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741cm" svg:y="14.05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72cm" svg:y="14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03cm" svg:y="14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542cm" svg:y="14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464cm" svg:y="14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95cm" svg:y="14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26cm" svg:y="14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265cm" svg:y="14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196cm" svg:y="14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118cm" svg:y="14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3" draw:text-style-name="P1" draw:layer="layout" svg:width="1.5cm" svg:height="0.346cm" svg:x="7.55cm" svg:y="14.55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1" draw:layer="layout" svg:width="0.116cm" svg:height="0.346cm" svg:x="8.819cm" svg:y="14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741cm" svg:y="14.55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72cm" svg:y="14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03cm" svg:y="14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542cm" svg:y="14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464cm" svg:y="14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95cm" svg:y="14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26cm" svg:y="14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265cm" svg:y="14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196cm" svg:y="14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118cm" svg:y="14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3" draw:text-style-name="P1" draw:layer="layout" svg:width="1.5cm" svg:height="0.346cm" svg:x="7.55cm" svg:y="15.05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1" draw:layer="layout" svg:width="0.116cm" svg:height="0.346cm" svg:x="8.819cm" svg:y="15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741cm" svg:y="15.05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72cm" svg:y="15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03cm" svg:y="15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542cm" svg:y="15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464cm" svg:y="15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95cm" svg:y="15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26cm" svg:y="15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265cm" svg:y="15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196cm" svg:y="15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118cm" svg:y="15.0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3" draw:text-style-name="P1" draw:layer="layout" svg:width="1.5cm" svg:height="0.346cm" svg:x="7.55cm" svg:y="15.55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" draw:text-style-name="P1" draw:layer="layout" svg:width="0.116cm" svg:height="0.346cm" svg:x="8.819cm" svg:y="15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741cm" svg:y="15.55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72cm" svg:y="15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603cm" svg:y="15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542cm" svg:y="15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464cm" svg:y="15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95cm" svg:y="15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326cm" svg:y="15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265cm" svg:y="15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6cm" svg:height="0.346cm" svg:x="8.196cm" svg:y="15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115cm" svg:height="0.346cm" svg:x="8.118cm" svg:y="15.554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custom-shape draw:style-name="gr3" draw:text-style-name="P1" draw:layer="layout" svg:width="1.5cm" svg:height="0.346cm" svg:x="3.55cm" svg:y="12.5cm">
            <text:p/>
            <draw:enhanced-geometry svg:viewBox="0 0 21600 21600" draw:mirror-horizontal="false" draw:type="rectangle" draw:enhanced-path="M 0 0 L 21600 0 21600 21600 0 21600 0 0 Z N"/>
          </draw:custom-shape>
          <draw:g>
            <draw:custom-shape draw:style-name="gr4" draw:text-style-name="P1" draw:layer="layout" svg:width="0.116cm" svg:height="0.346cm" svg:x="4.819cm" svg:y="12.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346cm" svg:x="4.741cm" svg:y="12.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346cm" svg:x="4.672cm" svg:y="12.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346cm" svg:x="4.603cm" svg:y="12.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6cm" svg:height="0.346cm" svg:x="4.542cm" svg:y="12.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346cm" svg:x="4.464cm" svg:y="12.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346cm" svg:x="4.395cm" svg:y="12.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346cm" svg:x="4.326cm" svg:y="12.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6cm" svg:height="0.346cm" svg:x="4.265cm" svg:y="12.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6cm" svg:height="0.346cm" svg:x="4.196cm" svg:y="12.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15cm" svg:height="0.346cm" svg:x="4.118cm" svg:y="12.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5" draw:text-style-name="P2" draw:layer="layout" svg:width="3cm" svg:height="1.5cm" svg:x="13.85cm" svg:y="12cm">
          <text:p text:style-name="P1"><text:span text:style-name="T1">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cm" svg:height="1.5cm" svg:x="14.05cm" svg:y="14.7cm">
          <text:p text:style-name="P1"><text:span text:style-name="T1">IM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cm" svg:height="1.5cm" svg:x="13.05cm" svg:y="16.9cm">
          <text:p text:style-name="P1"><text:span text:style-name="T1">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cm" svg:height="1.5cm" svg:x="7.55cm" svg:y="19.5cm">
          <text:p text:style-name="P1"><text:span text:style-name="T1">REV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cm" svg:height="1.5cm" svg:x="11.35cm" svg:y="18.8cm">
          <text:p text:style-name="P1"><text:span text:style-name="T1">Bugzill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cm" svg:height="1.5cm" svg:x="13.45cm" svg:y="9.8cm">
          <text:p text:style-name="P1"><text:span text:style-name="T1">Participa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cm" svg:height="1.5cm" svg:x="7.55cm" svg:y="7.7cm">
          <text:p text:style-name="P1"><text:span text:style-name="T1">O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9.05cm" svg:y1="12cm" svg:x2="9.5cm" svg:y2="9.5cm">
          <text:p/>
        </draw:line>
        <draw:line draw:style-name="gr6" draw:text-style-name="P1" draw:layer="layout" svg:x1="9.25cm" svg:y1="13cm" svg:x2="13cm" svg:y2="11cm">
          <text:p/>
        </draw:line>
        <draw:polyline draw:style-name="gr7" draw:text-style-name="P1" draw:layer="layout" svg:width="16.499cm" svg:height="14.999cm" svg:x="2.05cm" svg:y="7cm" svg:viewBox="0 0 16500 15000" draw:points="7000,15000 16500,15000 16500,0 0,0 0,5675 1500,5638">
          <text:p/>
        </draw:polyline>
        <draw:line draw:style-name="gr2" draw:text-style-name="P1" draw:layer="layout" svg:x1="16.55cm" svg:y1="12.7cm" svg:x2="18.55cm" svg:y2="12.7cm">
          <text:p/>
        </draw:line>
        <draw:line draw:style-name="gr2" draw:text-style-name="P1" draw:layer="layout" svg:x1="17.05cm" svg:y1="15.5cm" svg:x2="18.55cm" svg:y2="15.5cm">
          <text:p/>
        </draw:line>
        <draw:line draw:style-name="gr2" draw:text-style-name="P1" draw:layer="layout" svg:x1="16.05cm" svg:y1="17.6cm" svg:x2="18.55cm" svg:y2="17.6cm">
          <text:p/>
        </draw:line>
        <draw:line draw:style-name="gr2" draw:text-style-name="P1" draw:layer="layout" svg:x1="12.85cm" svg:y1="20.3cm" svg:x2="12.85cm" svg:y2="22cm">
          <text:p/>
        </draw:line>
        <draw:line draw:style-name="gr2" draw:text-style-name="P1" draw:layer="layout" svg:x1="9.05cm" svg:y1="21cm" svg:x2="9.05cm" svg:y2="22cm">
          <text:p/>
        </draw:line>
        <draw:line draw:style-name="gr6" draw:text-style-name="P1" draw:layer="layout" svg:x1="9.25cm" svg:y1="13.5cm" svg:x2="13.5cm" svg:y2="12.75cm">
          <text:p/>
        </draw:line>
        <draw:line draw:style-name="gr6" draw:text-style-name="P1" draw:layer="layout" svg:x1="9.25cm" svg:y1="14cm" svg:x2="13.5cm" svg:y2="15.25cm">
          <text:p/>
        </draw:line>
        <draw:line draw:style-name="gr6" draw:text-style-name="P1" draw:layer="layout" svg:x1="9.184cm" svg:y1="14.323cm" svg:x2="12.5cm" svg:y2="16.75cm">
          <text:p/>
        </draw:line>
        <draw:line draw:style-name="gr6" draw:text-style-name="P1" draw:layer="layout" svg:x1="9.184cm" svg:y1="15.258cm" svg:x2="11.25cm" svg:y2="18.25cm">
          <text:p/>
        </draw:line>
        <draw:line draw:style-name="gr6" draw:text-style-name="P1" draw:layer="layout" svg:x1="9.184cm" svg:y1="15.788cm" svg:x2="9.55cm" svg:y2="19cm">
          <text:p/>
        </draw:line>
        <draw:custom-shape draw:style-name="gr8" draw:text-style-name="P4" draw:layer="layout" svg:width="2.5cm" svg:height="5cm" svg:x="5.0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" draw:text-style-name="P1" xml:id="id2" draw:id="id2" draw:layer="layout" svg:width="0.304cm" svg:height="0.305cm" svg:x="5.838cm" svg:y="12.20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1" xml:id="id1" draw:id="id1" draw:layer="layout" svg:width="0.304cm" svg:height="0.305cm" svg:x="5.838cm" svg:y="1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" draw:id="id3" draw:layer="layout" svg:width="0.609cm" svg:height="0.305cm" svg:x="6.569cm" svg:y="12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xml:id="id4" draw:id="id4" draw:layer="layout" svg:width="0.609cm" svg:height="0.304cm" svg:x="6.569cm" svg:y="13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xml:id="id5" draw:id="id5" draw:layer="layout" svg:width="0.609cm" svg:height="0.304cm" svg:x="6.569cm" svg:y="13.7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xml:id="id6" draw:id="id6" draw:layer="layout" svg:width="0.609cm" svg:height="0.304cm" svg:x="5.35cm" svg:y="13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xml:id="id7" draw:id="id7" draw:layer="layout" svg:width="0.609cm" svg:height="0.305cm" svg:x="5.35cm" svg:y="14.2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1" draw:layer="layout" draw:type="curve" svg:x1="5.99cm" svg:y1="11.905cm" svg:x2="5.99cm" svg:y2="12.209cm" draw:start-shape="id1" draw:start-glue-point="8" draw:end-shape="id2" draw:end-glue-point="4" svg:d="m5990 11905v304">
            <text:p/>
          </draw:connector>
          <draw:connector draw:style-name="gr11" draw:text-style-name="P1" draw:layer="layout" draw:type="line" svg:x1="6.142cm" svg:y1="12.362cm" svg:x2="6.569cm" svg:y2="12.361cm" draw:start-shape="id2" draw:start-glue-point="7" draw:end-shape="id3" draw:end-glue-point="3" svg:d="m6142 12362 427-1">
            <text:p/>
          </draw:connector>
          <draw:connector draw:style-name="gr11" draw:text-style-name="P1" draw:layer="layout" draw:type="line" svg:x1="6.873cm" svg:y1="12.514cm" svg:x2="6.873cm" svg:y2="13.002cm" draw:start-shape="id3" draw:start-glue-point="2" draw:end-shape="id4" draw:end-glue-point="0" svg:d="m6873 12514v488">
            <text:p/>
          </draw:connector>
          <draw:connector draw:style-name="gr11" draw:text-style-name="P1" draw:layer="layout" draw:type="line" svg:x1="6.873cm" svg:y1="13.306cm" svg:x2="6.873cm" svg:y2="13.794cm" draw:start-shape="id4" draw:start-glue-point="2" draw:end-shape="id5" draw:end-glue-point="0" svg:d="m6873 13306v488">
            <text:p/>
          </draw:connector>
          <draw:connector draw:style-name="gr11" draw:text-style-name="P1" draw:layer="layout" svg:x1="5.838cm" svg:y1="12.362cm" svg:x2="5.654cm" svg:y2="13.002cm" draw:start-shape="id2" draw:start-glue-point="5" draw:end-shape="id6" draw:end-glue-point="0" svg:d="m5838 12362h-184v640">
            <text:p/>
          </draw:connector>
          <draw:connector draw:style-name="gr11" draw:text-style-name="P1" draw:layer="layout" svg:x1="5.654cm" svg:y1="13.306cm" svg:x2="5.654cm" svg:y2="14.22cm" draw:start-shape="id6" draw:start-glue-point="2" draw:end-shape="id7" draw:end-glue-point="0" svg:d="m5654 13306v914">
            <text:p/>
          </draw:connector>
          <draw:connector draw:style-name="gr11" draw:text-style-name="P1" draw:layer="layout" svg:x1="6.873cm" svg:y1="14.098cm" svg:x2="5.959cm" svg:y2="14.372cm" draw:start-shape="id5" draw:start-glue-point="2" draw:end-shape="id7" draw:end-glue-point="1" svg:d="m6873 14098v274h-914">
            <text:p/>
          </draw:connector>
          <draw:custom-shape draw:style-name="gr9" draw:text-style-name="P1" xml:id="id8" draw:id="id8" draw:layer="layout" svg:width="0.304cm" svg:height="0.305cm" svg:x="5.838cm" svg:y="15.1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" draw:layer="layout" svg:x1="5.654cm" svg:y1="14.525cm" svg:x2="5.99cm" svg:y2="15.195cm" draw:start-shape="id7" draw:start-glue-point="2" draw:end-shape="id8" draw:end-glue-point="4" svg:d="m5654 14525v335h336v335">
            <text:p/>
          </draw:connector>
        </draw:g>
        <draw:frame draw:style-name="gr12" draw:text-style-name="P5" draw:layer="layout" svg:width="2.674cm" svg:height="0.807cm" svg:x="4.95cm" svg:y="15.5cm">
          <draw:text-box>
            <text:p text:style-name="P1"><text:span text:style-name="T2">workflow</text:span></text:p>
          </draw:text-box>
        </draw:frame>
        <draw:frame draw:style-name="gr13" draw:text-style-name="P6" draw:layer="layout" svg:width="19cm" svg:height="3.25cm" svg:x="1cm" svg:y="2cm">
          <draw:text-box>
            <text:p text:style-name="P1"><text:span text:style-name="T3">Build System</text:span></text:p>
            <text:p text:style-name="P1"><text:span text:style-name="T3">BOSS Interactions</text:span></text:p>
          </draw:text-box>
        </draw:frame>
        <draw:custom-shape draw:style-name="gr5" draw:text-style-name="P2" draw:layer="layout" svg:width="3cm" svg:height="1.5cm" svg:x="11.5cm" svg:y="8cm">
          <text:p text:style-name="P1"><text:span text:style-name="T1">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05cm" svg:y1="8cm" svg:x2="13.05cm" svg:y2="7cm">
          <text:p/>
        </draw:line>
        <draw:line draw:style-name="gr6" draw:text-style-name="P1" draw:layer="layout" svg:x1="9.25cm" svg:y1="12.25cm" svg:x2="12.05cm" svg:y2="10.001cm">
          <text:p/>
        </draw:line>
      </draw:page>
      <draw:page draw:name="page2" draw:style-name="dp1" draw:master-page-name="Default">
        <draw:custom-shape draw:style-name="gr14" draw:text-style-name="P1" draw:layer="layout" svg:width="19.75cm" svg:height="20cm" svg:x="0.75cm" svg:y="6cm">
          <text:p/>
          <draw:enhanced-geometry svg:viewBox="0 0 21600 21600" draw:type="rectangle" draw:enhanced-path="M 0 0 L 21600 0 21600 21600 0 21600 0 0 Z N"/>
        </draw:custom-shape>
        <draw:g>
          <draw:glue-point draw:id="4" svg:x="-5cm" svg:y="1.25cm"/>
          <draw:custom-shape draw:style-name="gr15" draw:text-style-name="P7" draw:layer="layout" svg:width="2cm" svg:height="0.5cm" svg:x="2cm" svg:y="7.25cm">
            <text:p text:style-name="P1"><text:span text:style-name="T4">www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2cm" svg:y="8.25cm">
            <text:p text:style-name="P1"><text:span text:style-name="T4">boss-p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2cm" svg:height="0.5cm" svg:x="2cm" svg:y="7.75cm">
            <text:p text:style-name="P1"><text:span text:style-name="T4">ss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cm" svg:height="2.5cm" svg:x="4cm" svg:y="7.25cm">
            <text:p text:style-name="P1"><text:span text:style-name="T1">GI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2cm" svg:height="0.5cm" svg:x="2cm" svg:y="9.25cm">
            <text:p text:style-name="P1"><text:span text:style-name="T4">http/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7" draw:layer="layout" svg:width="2cm" svg:height="0.5cm" svg:x="10cm" svg:y="12cm">
            <text:p text:style-name="P1"><text:span text:style-name="T4">www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10cm" svg:y="12.5cm">
            <text:p text:style-name="P1"><text:span text:style-name="T4">boss-p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" xml:id="id11" draw:id="id11" draw:layer="layout" svg:width="2cm" svg:height="2cm" svg:x="12cm" svg:y="12cm">
            <text:p text:style-name="P1"><text:span text:style-name="T1">IM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xml:id="id9" draw:id="id9" draw:layer="layout" svg:width="2cm" svg:height="0.5cm" svg:x="14cm" svg:y="12cm">
            <text:p text:style-name="P1"><text:span text:style-name="T4">boss-l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" draw:layer="layout" svg:x1="16cm" svg:y1="12.25cm" svg:x2="16.712cm" svg:y2="12.75cm" draw:start-shape="id9" draw:start-glue-point="1" draw:end-shape="id10" draw:end-glue-point="3" svg:d="m16000 12250h356v500h356">
            <text:p/>
          </draw:connector>
          <draw:custom-shape draw:style-name="gr16" draw:text-style-name="P8" draw:layer="layout" svg:width="1.25cm" svg:height="1cm" svg:x="18.75cm" svg:y="12.8cm">
            <text:p text:style-name="P1"><text:span text:style-name="T5">wrk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1.25cm" svg:height="1cm" svg:x="18.55cm" svg:y="12.6cm">
            <text:p text:style-name="P1"><text:span text:style-name="T5">wrk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1.25cm" svg:height="1cm" svg:x="18.35cm" svg:y="12.4cm">
            <text:p text:style-name="P1"><text:span text:style-name="T5">wrk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1.25cm" svg:height="1cm" svg:x="18.15cm" svg:y="12.2cm">
            <text:p text:style-name="P1"><text:span text:style-name="T5">wrk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xml:id="id12" draw:id="id12" draw:layer="layout" svg:width="1.25cm" svg:height="1cm" svg:x="17.95cm" svg:y="12cm">
            <text:p text:style-name="P1"><text:span text:style-name="T5">wrk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xml:id="id10" draw:id="id10" draw:layer="layout" svg:width="1.25cm" svg:height="0.5cm" svg:x="16.712cm" svg:y="12.5cm">
            <text:p text:style-name="P1"><text:span text:style-name="T4">boss-p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1.25cm" svg:height="0.5cm" svg:x="16.712cm" svg:y="12cm">
            <text:p text:style-name="P1"><text:span text:style-name="T4">www</text:span></text:p>
            <draw:enhanced-geometry svg:viewBox="0 0 21600 21600" draw:type="rectangle" draw:enhanced-path="M 0 0 L 21600 0 21600 21600 0 21600 0 0 Z N"/>
          </draw:custom-shape>
          <draw:connector draw:style-name="gr18" draw:text-style-name="P9" draw:layer="layout" svg:x1="14cm" svg:y1="13cm" svg:x2="18.575cm" svg:y2="13cm" draw:start-shape="id11" draw:start-glue-point="1" draw:end-shape="id12" draw:end-glue-point="2" svg:d="m14000 13000h1975v501h2600v-501">
            <text:p text:style-name="P1"><text:span text:style-name="T6">NFS</text:span></text:p>
          </draw:connector>
        </draw:g>
        <draw:g>
          <draw:custom-shape draw:style-name="gr16" draw:text-style-name="P1" draw:layer="layout" svg:width="5cm" svg:height="3cm" svg:x="1.75cm" svg:y="14.7cm">
            <text:p text:style-name="P1">Project Process<text:line-break/>Store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6" draw:text-style-name="P7" draw:layer="layout" svg:width="2cm" svg:height="0.5cm" svg:x="1.25cm" svg:y="12.75cm">
            <text:p text:style-name="P1"><text:span text:style-name="T4">www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5.25cm" svg:y="12.75cm">
            <text:p text:style-name="P1"><text:span text:style-name="T4">amqp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2cm" svg:height="2cm" svg:x="3.25cm" svg:y="12.75cm">
            <text:p text:style-name="P1"><text:span text:style-name="T1">BOS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7" draw:layer="layout" svg:width="2cm" svg:height="0.5cm" svg:x="10cm" svg:y="19cm">
            <text:p text:style-name="P1"><text:span text:style-name="T4">www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2cm" svg:height="0.5cm" svg:x="10cm" svg:y="20cm">
            <text:p text:style-name="P1"><text:span text:style-name="T4">amqp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10cm" svg:y="19.5cm">
            <text:p text:style-name="P1"><text:span text:style-name="T4">boss-p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cm" svg:height="2cm" svg:x="12cm" svg:y="19cm">
            <text:p text:style-name="P1"><text:span text:style-name="T1">OT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xml:id="id13" draw:id="id13" draw:layer="layout" svg:width="2cm" svg:height="0.5cm" svg:x="14cm" svg:y="19cm">
            <text:p text:style-name="P1"><text:span text:style-name="T4">amqp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svg:x1="16cm" svg:y1="19.25cm" svg:x2="17.95cm" svg:y2="19.85cm" draw:start-shape="id13" draw:start-glue-point="1" svg:d="m16000 19250h1226v600h724">
            <text:p/>
          </draw:connector>
          <draw:custom-shape draw:style-name="gr15" draw:text-style-name="P8" draw:layer="layout" svg:width="1.25cm" svg:height="1cm" svg:x="18.75cm" svg:y="19.8cm">
            <text:p text:style-name="P1"><text:span text:style-name="T5">wr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5cm" svg:height="1cm" svg:x="18.55cm" svg:y="19.6cm">
            <text:p text:style-name="P1"><text:span text:style-name="T5">wr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5cm" svg:height="1cm" svg:x="18.35cm" svg:y="19.4cm">
            <text:p text:style-name="P1"><text:span text:style-name="T5">wr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5cm" svg:height="1cm" svg:x="18.15cm" svg:y="19.2cm">
            <text:p text:style-name="P1"><text:span text:style-name="T5">wr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5cm" svg:height="1cm" svg:x="17.95cm" svg:y="19cm">
            <text:p text:style-name="P1"><text:span text:style-name="T5">wr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7" draw:layer="layout" svg:width="2cm" svg:height="0.5cm" svg:x="10.25cm" svg:y="22.75cm">
            <text:p text:style-name="P1"><text:span text:style-name="T4">www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10.25cm" svg:y="23.75cm">
            <text:p text:style-name="P1"><text:span text:style-name="T4">boss-p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2cm" svg:height="0.5cm" svg:x="10.25cm" svg:y="24.25cm">
            <text:p text:style-name="P1"><text:span text:style-name="T4">http/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cm" svg:height="2cm" svg:x="12.25cm" svg:y="22.75cm">
            <text:p text:style-name="P1"><text:span text:style-name="T1">Bugzilla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2cm" svg:height="0.5cm" svg:x="14.25cm" svg:y="22.75cm">
            <text:p text:style-name="P1"><text:span text:style-name="T4">mysq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7" draw:layer="layout" svg:width="2cm" svg:height="0.5cm" svg:x="10cm" svg:y="15cm">
            <text:p text:style-name="P1"><text:span text:style-name="T4">www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14cm" svg:y="15cm">
            <text:p text:style-name="P1"><text:span text:style-name="T4">mysq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10cm" svg:y="15.5cm">
            <text:p text:style-name="P1"><text:span text:style-name="T4">RES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2cm" svg:height="2cm" svg:x="12cm" svg:y="15cm">
            <text:p text:style-name="P1"><text:span text:style-name="T1">REV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10cm" svg:y="16cm">
            <text:p text:style-name="P1"><text:span text:style-name="T4">boss-p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3" draw:layer="layout" svg:width="1.5cm" svg:height="4cm" svg:x="10.95cm" svg:y="7.25cm">
            <text:p text:style-name="P1"><text:span text:style-name="T1">OB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2cm" svg:height="0.5cm" svg:x="6.95cm" svg:y="7.25cm">
            <text:p text:style-name="P1"><text:span text:style-name="T4">www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cm" svg:height="1cm" svg:x="8.95cm" svg:y="7.25cm">
            <text:p text:style-name="P1"><text:span text:style-name="T1">api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2cm" svg:height="0.5cm" svg:x="6.95cm" svg:y="7.75cm">
            <text:p text:style-name="P1"><text:span text:style-name="T4">http/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2cm" svg:height="0.5cm" svg:x="6.95cm" svg:y="8.75cm">
            <text:p text:style-name="P1"><text:span text:style-name="T4">www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cm" svg:height="1cm" svg:x="8.95cm" svg:y="8.25cm">
            <text:p text:style-name="P1"><text:span text:style-name="T1">webui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cm" svg:height="1cm" svg:x="12.45cm" svg:y="9.25cm">
            <text:p text:style-name="P1"><text:span text:style-name="T1">reposrv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xml:id="id14" draw:id="id14" draw:layer="layout" svg:width="2cm" svg:height="0.5cm" svg:x="14.45cm" svg:y="9.25cm">
            <text:p text:style-name="P1"><text:span text:style-name="T4">http/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cm" svg:height="1cm" svg:x="12.45cm" svg:y="8.25cm">
            <text:p text:style-name="P1"><text:span text:style-name="T1">srcsrv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xml:id="id16" draw:id="id16" draw:layer="layout" svg:width="2cm" svg:height="0.5cm" svg:x="14.45cm" svg:y="8.25cm">
            <text:p text:style-name="P1"><text:span text:style-name="T4">http/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xml:id="id17" draw:id="id17" draw:layer="layout" svg:width="2cm" svg:height="1cm" svg:x="12.45cm" svg:y="7.25cm">
            <text:p text:style-name="P1"><text:span text:style-name="T1">sched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cm" svg:height="1cm" svg:x="12.45cm" svg:y="10.25cm">
            <text:p text:style-name="P1"><text:span text:style-name="T1">signer</text:span></text:p>
            <draw:enhanced-geometry svg:viewBox="0 0 21600 21600" draw:type="rectangle" draw:enhanced-path="M 0 0 L 21600 0 21600 21600 0 21600 0 0 Z N"/>
          </draw:custom-shape>
          <draw:g xml:id="id15" draw:id="id15">
            <draw:custom-shape draw:style-name="gr15" draw:text-style-name="P8" draw:layer="layout" svg:width="1.25cm" svg:height="1cm" svg:x="18.75cm" svg:y="9cm">
              <text:p text:style-name="P1"><text:span text:style-name="T5">wrk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1.25cm" svg:height="1cm" svg:x="18.55cm" svg:y="8.8cm">
              <text:p text:style-name="P1"><text:span text:style-name="T5">wrk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1.25cm" svg:height="1cm" svg:x="18.35cm" svg:y="8.6cm">
              <text:p text:style-name="P1"><text:span text:style-name="T5">wrk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1.25cm" svg:height="1cm" svg:x="18.15cm" svg:y="8.4cm">
              <text:p text:style-name="P1"><text:span text:style-name="T5">wrk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1.25cm" svg:height="1cm" svg:x="17.95cm" svg:y="8.2cm">
              <text:p text:style-name="P1"><text:span text:style-name="T5">wrk</text:span></text:p>
              <draw:enhanced-geometry svg:viewBox="0 0 21600 21600" draw:type="rectangle" draw:enhanced-path="M 0 0 L 21600 0 21600 21600 0 21600 0 0 Z N"/>
            </draw:custom-shape>
          </draw:g>
          <draw:connector draw:style-name="gr2" draw:text-style-name="P1" draw:layer="layout" svg:x1="16.45cm" svg:y1="9.5cm" svg:x2="17.95cm" svg:y2="9.1cm" draw:start-shape="id14" draw:start-glue-point="1" draw:end-shape="id15" draw:end-glue-point="3" svg:d="m16450 9500h750v-400h750">
            <text:p/>
          </draw:connector>
          <draw:connector draw:style-name="gr2" draw:text-style-name="P1" draw:layer="layout" svg:x1="16.45cm" svg:y1="8.5cm" svg:x2="17.95cm" svg:y2="9.1cm" draw:start-shape="id16" draw:start-glue-point="1" draw:end-shape="id15" draw:end-glue-point="3" svg:d="m16450 8500h750v600h750">
            <text:p/>
          </draw:connector>
          <draw:custom-shape draw:style-name="gr15" draw:text-style-name="P7" xml:id="id18" draw:id="id18" draw:layer="layout" svg:width="2cm" svg:height="0.5cm" svg:x="17.95cm" svg:y="7.75cm">
            <text:p text:style-name="P1"><text:span text:style-name="T4">http/s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svg:x1="14.45cm" svg:y1="7.75cm" svg:x2="18.95cm" svg:y2="7.75cm" draw:start-shape="id17" draw:start-glue-point="1" draw:end-shape="id18" draw:end-glue-point="0" svg:d="m14450 7750h1750v-501h2750v501">
            <text:p/>
          </draw:connector>
          <draw:custom-shape draw:style-name="gr16" draw:text-style-name="P7" draw:layer="layout" svg:width="2cm" svg:height="0.5cm" svg:x="8.962cm" svg:y="10.75cm">
            <text:p text:style-name="P1"><text:span text:style-name="T4">boss-l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6" draw:layer="layout" svg:width="19cm" svg:height="3.25cm" svg:x="1cm" svg:y="2cm">
          <draw:text-box>
            <text:p text:style-name="P1"><text:span text:style-name="T3">MINT System</text:span></text:p>
            <text:p text:style-name="P1"><text:span text:style-name="T3">Components and Interfaces</text:span></text:p>
          </draw:text-box>
        </draw:frame>
        <draw:g>
          <draw:custom-shape draw:style-name="gr16" draw:text-style-name="P7" draw:layer="layout" svg:width="2cm" svg:height="2cm" svg:x="4cm" svg:y="20cm">
            <text:p text:style-name="P1"><text:span text:style-name="T4">Participant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2cm" svg:y="20.5cm">
            <text:p text:style-name="P1"><text:span text:style-name="T4">boss-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2cm" svg:y="20cm">
            <text:p text:style-name="P1"><text:span text:style-name="T4">boss-p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6cm" svg:y="20cm">
            <text:p text:style-name="P1"><text:span text:style-name="T4">email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6cm" svg:y="21cm">
            <text:p text:style-name="P1"><text:span text:style-name="T4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cm" svg:height="0.5cm" svg:x="6cm" svg:y="20.5cm">
            <text:p text:style-name="P1"><text:span text:style-name="T4">irc/jabber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2cm" svg:height="1cm" svg:x="4cm" svg:y="19cm">
            <text:p text:style-name="P3"><text:span text:style-name="T1">SkyNET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06T09:10:51</meta:creation-date>
    <dc:date>2011-07-21T17:20:06</dc:date>
    <meta:editing-duration>PT5H59M34S</meta:editing-duration>
    <meta:editing-cycles>4</meta:editing-cycles>
    <meta:generator>LibreOffice/3.3$Unix LibreOffice_project/330m19$Build-202</meta:generator>
    <meta:document-statistic meta:object-count="256"/>
  </office:meta>
</office:document-meta>
</file>